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ert_example" table:style-name="ta1">
        <table:table-column table:style-name="co1" table:number-columns-repeated="3" table:default-cell-style-name="Default"/>
        <table:table-row table:style-name="ro1">
          <table:table-cell office:value-type="string">
            <text:p>table_name</text:p>
          </table:table-cell>
          <table:table-cell table:number-columns-repeated="2"/>
        </table:table-row>
        <table:table-row table:style-name="ro1">
          <table:table-cell office:value-type="string">
            <text:p>Column_1</text:p>
          </table:table-cell>
          <table:table-cell office:value-type="string">
            <text:p>Column_2</text:p>
          </table:table-cell>
          <table:table-cell office:value-type="string">
            <text:p>Column_3</text:p>
          </table:table-cell>
        </table:table-row>
        <table:table-row table:style-name="ro1">
          <table:table-cell office:value-type="string">
            <text:p>Data_1_1</text:p>
          </table:table-cell>
          <table:table-cell office:value-type="string">
            <text:p>Data_1_2</text:p>
          </table:table-cell>
          <table:table-cell office:value-type="string">
            <text:p>Data_1_3</text:p>
          </table:table-cell>
        </table:table-row>
        <table:table-row table:style-name="ro1">
          <table:table-cell office:value-type="string">
            <text:p>Data_2_1</text:p>
          </table:table-cell>
          <table:table-cell office:value-type="string">
            <text:p>Data_2_2</text:p>
          </table:table-cell>
          <table:table-cell office:value-type="string">
            <text:p>Data_1_3</text:p>
          </table:table-cell>
        </table:table-row>
        <table:table-row table:style-name="ro1">
          <table:table-cell office:value-type="string">
            <text:p>Data_3_1</text:p>
          </table:table-cell>
          <table:table-cell office:value-type="string">
            <text:p>Data_3_2</text:p>
          </table:table-cell>
          <table:table-cell office:value-type="string">
            <text:p>Data_1_3</text:p>
          </table:table-cell>
        </table:table-row>
      </table:table>
      <table:table table:name="update_example" table:style-name="ta1">
        <table:table-column table:style-name="co1" table:number-columns-repeated="3" table:default-cell-style-name="Default"/>
        <table:table-row table:style-name="ro1">
          <table:table-cell office:value-type="string">
            <text:p>table_name</text:p>
          </table:table-cell>
          <table:table-cell table:number-columns-repeated="2"/>
        </table:table-row>
        <table:table-row table:style-name="ro1">
          <table:table-cell office:value-type="string">
            <text:p>Column_1</text:p>
          </table:table-cell>
          <table:table-cell office:value-type="string">
            <text:p>Column_2</text:p>
          </table:table-cell>
          <table:table-cell office:value-type="string">
            <text:p>Column_3</text:p>
          </table:table-cell>
        </table:table-row>
        <table:table-row table:style-name="ro1"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Data_1_1</text:p>
          </table:table-cell>
          <table:table-cell office:value-type="string">
            <text:p>Data_1_2</text:p>
          </table:table-cell>
          <table:table-cell office:value-type="string">
            <text:p>Data_1_3</text:p>
          </table:table-cell>
        </table:table-row>
        <table:table-row table:style-name="ro1">
          <table:table-cell office:value-type="string">
            <text:p>Data_2_1</text:p>
          </table:table-cell>
          <table:table-cell office:value-type="string">
            <text:p>Data_2_2</text:p>
          </table:table-cell>
          <table:table-cell office:value-type="string">
            <text:p>Data_1_3</text:p>
          </table:table-cell>
        </table:table-row>
        <table:table-row table:style-name="ro1">
          <table:table-cell office:value-type="string">
            <text:p>Data_3_1</text:p>
          </table:table-cell>
          <table:table-cell office:value-type="string">
            <text:p>Data_3_2</text:p>
          </table:table-cell>
          <table:table-cell office:value-type="string">
            <text:p>Data_1_3</text:p>
          </table:table-cell>
        </table:table-row>
      </table:table>
      <table:table table:name="delete_example" table:style-name="ta1">
        <table:table-column table:style-name="co1" table:number-columns-repeated="2" table:default-cell-style-name="Default"/>
        <table:table-row table:style-name="ro1">
          <table:table-cell office:value-type="string">
            <text:p>table_name</text:p>
          </table:table-cell>
          <table:table-cell/>
        </table:table-row>
        <table:table-row table:style-name="ro1">
          <table:table-cell office:value-type="string">
            <text:p>Column_1</text:p>
          </table:table-cell>
          <table:table-cell office:value-type="string">
            <text:p>Column_2</text:p>
          </table:table-cell>
        </table:table-row>
        <table:table-row table:style-name="ro1">
          <table:table-cell office:value-type="string">
            <text:p>Data_1_1</text:p>
          </table:table-cell>
          <table:table-cell office:value-type="string">
            <text:p>Data_1_2</text:p>
          </table:table-cell>
        </table:table-row>
        <table:table-row table:style-name="ro1">
          <table:table-cell office:value-type="string">
            <text:p>Data_2_1</text:p>
          </table:table-cell>
          <table:table-cell office:value-type="string">
            <text:p>Data_2_2</text:p>
          </table:table-cell>
        </table:table-row>
        <table:table-row table:style-name="ro1">
          <table:table-cell office:value-type="string">
            <text:p>Data_3_1</text:p>
          </table:table-cell>
          <table:table-cell office:value-type="string">
            <text:p>Data_3_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Kaiser</meta:initial-creator>
    <meta:creation-date>2012-12-04T21:24:39</meta:creation-date>
    <dc:date>2012-12-04T22:03:05</dc:date>
    <dc:creator>Ben Kaiser</dc:creator>
    <meta:editing-duration>PT8M6S</meta:editing-duration>
    <meta:editing-cycles>1</meta:editing-cycles>
    <meta:document-statistic meta:table-count="3" meta:cell-count="36" meta:object-count="0"/>
    <meta:generator>LibreOffice/3.5$Linux_X86_64 LibreOffice_project/350m1$Build-2</meta:generator>
  </office:meta>
</office:document-meta>
</file>